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Normalny" style:master-page-name="MP0">
      <style:paragraph-properties style:page-number="auto" fo:break-before="page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T1" style:family="text">
      <style:text-properties fo:language="pl" fo:country="PL" style:language-asian="pl" style:country-asian="PL"/>
    </style:style>
    <style:style style:name="T2" style:family="text">
      <style:text-properties fo:font-size="9pt" fo:language="pl" fo:country="PL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fo:font-size="9pt" fo:language="pl" fo:country="PL" style:font-size-asian="9pt" style:font-name-complex="Arial" style:font-size-complex="9pt"/>
    </style:style>
    <style:style style:name="T4" style:family="text">
      <style:text-properties style:font-name-complex="Arial" style:font-size-complex="10pt"/>
    </style:style>
    <style:style style:name="T5" style:family="text">
      <style:text-properties style:text-underline-style="solid" style:text-underline-width="auto" style:text-underline-color="font-color" style:font-name-complex="Arial" style:font-size-complex="10pt"/>
    </style:style>
    <style:style style:name="T6" style:family="text">
      <style:text-properties style:font-name-complex="Arial"/>
    </style:style>
    <style:style style:name="T7" style:family="text">
      <style:text-properties fo:language="pl" fo:country="PL" fo:font-weight="bold" style:font-weight-asian="bold" style:font-name-complex="Arial" style:font-size-complex="10pt" style:font-weight-complex="bold"/>
    </style:style>
    <style:style style:name="T8" style:family="text">
      <style:text-properties fo:font-size="9pt" style:font-size-asian="9pt" style:font-name-complex="Arial" style:font-size-complex="9pt"/>
    </style:style>
    <style:style style:name="T9" style:family="text">
      <style:text-properties fo:color="#000000" fo:font-size="9pt" style:font-size-asian="9pt" style:font-name-complex="Arial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vertical-align="top" draw:auto-grow-height="false" draw:auto-grow-width="false" fo:min-height="0.9752in" fo:min-width="0.3752in" fo:padding-top="0.05in" fo:padding-bottom="0.05in" fo:padding-left="0.1in" fo:padding-right="0.1in" fo:wrap-option="wrap" style:run-through="background"/>
    </style:style>
    <style:style style:name="gr3" style:family="graphic">
      <style:graphic-properties draw:stroke="none" draw:fill="solid" draw:fill-color="#ffffff" draw:opacity="100%" draw:textarea-vertical-align="top" draw:auto-grow-height="false" draw:auto-grow-width="false" fo:min-height="2.5984in" fo:min-width="0.8752in" fo:padding-top="0.05in" fo:padding-bottom="0.05in" fo:padding-left="0.1in" fo:padding-right="0.1in" fo:wrap-option="wrap" style:run-through="background"/>
    </style:style>
    <style:style style:name="gr4" style:family="graphic">
      <style:graphic-properties draw:stroke="solid" svg:stroke-width="0.0102in" svg:stroke-color="#000000" svg:stroke-opacity="100%" draw:stroke-linejoin="miter" draw:fill="none" fo:min-height="2.0583in" fo:padding-top="-0.0067in" fo:padding-bottom="-0.0067in" fo:padding-left="-0.0067in" fo:padding-right="-0.0067in" style:run-through="background"/>
    </style:style>
    <style:style style:name="gr5" style:family="graphic">
      <style:graphic-properties draw:stroke="solid" svg:stroke-width="0.0102in" svg:stroke-color="#000000" svg:stroke-opacity="100%" draw:stroke-linejoin="round" draw:fill="none" fo:padding-top="-0.0067in" fo:padding-bottom="-0.0067in" fo:padding-left="-0.0067in" fo:padding-right="-0.0067in" style:run-through="background"/>
    </style:style>
    <style:style style:name="gr6" style:family="graphic">
      <style:graphic-properties draw:stroke="none" draw:fill="none" draw:textarea-vertical-align="top" draw:auto-grow-height="false" draw:auto-grow-width="false" fo:min-height="2.6252in" fo:min-width="2.5in" fo:padding-top="0.05in" fo:padding-bottom="0.05in" fo:padding-left="0.1in" fo:padding-right="0.1in" fo:wrap-option="wrap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textarea-vertical-align="top" draw:auto-grow-height="false" draw:auto-grow-width="false" fo:min-height="0.7508in" fo:min-width="0.3752in" fo:padding-top="0.05in" fo:padding-bottom="0.05in" fo:padding-left="0.1in" fo:padding-right="0.1in" fo:wrap-option="wrap" style:run-through="background"/>
    </style:style>
    <style:style style:name="gr9" style:family="graphic">
      <style:graphic-properties draw:stroke="solid" svg:stroke-width="0.0102in" svg:stroke-color="#000000" svg:stroke-opacity="100%" draw:stroke-linejoin="miter" draw:fill="none" fo:min-height="3.9409in" fo:padding-top="-0.0067in" fo:padding-bottom="-0.0067in" fo:padding-left="-0.0067in" fo:padding-right="-0.0067in" style:run-through="background"/>
    </style:style>
    <style:style style:name="gr10" style:family="graphic">
      <style:graphic-properties draw:stroke="none" draw:fill="solid" draw:fill-color="#ffffff" draw:opacity="100%" draw:textarea-vertical-align="top" draw:auto-grow-height="false" draw:auto-grow-width="false" fo:min-height="0.8772in" fo:min-width="0.3752in" fo:padding-top="0.05in" fo:padding-bottom="0.05in" fo:padding-left="0.1in" fo:padding-right="0.1in" fo:wrap-option="wrap" style:run-through="background"/>
    </style:style>
    <style:style style:name="gr11" style:family="graphic">
      <style:graphic-properties draw:stroke="none" draw:fill="solid" draw:fill-color="#ffffff" draw:opacity="100%" draw:textarea-vertical-align="top" draw:auto-grow-height="false" draw:auto-grow-width="false" fo:min-height="2.6311in" fo:min-width="1.3752in" fo:padding-top="0.05in" fo:padding-bottom="0.05in" fo:padding-left="0.1in" fo:padding-right="0.1in" fo:wrap-option="wrap" style:run-through="background"/>
    </style:style>
    <style:style style:name="gr12" style:family="graphic">
      <style:graphic-properties draw:stroke="solid" svg:stroke-width="0.0102in" svg:stroke-color="#000000" svg:stroke-opacity="100%" draw:stroke-linejoin="miter" draw:fill="none" fo:min-height="1.722in" fo:padding-top="-0.0067in" fo:padding-bottom="-0.0067in" fo:padding-left="-0.0067in" fo:padding-right="-0.0067in" style:run-through="background"/>
    </style:style>
    <style:style style:name="gr13" style:family="graphic">
      <style:graphic-properties draw:stroke="none" draw:fill="solid" draw:fill-color="#ffffff" draw:opacity="100%" draw:textarea-vertical-align="top" draw:auto-grow-height="false" draw:auto-grow-width="false" fo:min-height="0.75in" fo:min-width="0.3752in" fo:padding-top="0.05in" fo:padding-bottom="0.05in" fo:padding-left="0.1in" fo:padding-right="0.1in" fo:wrap-option="wrap" style:run-through="background"/>
    </style:style>
    <style:style style:name="gr14" style:family="graphic">
      <style:graphic-properties draw:stroke="none" draw:fill="solid" draw:fill-color="#ffffff" draw:opacity="100%" draw:textarea-vertical-align="top" draw:auto-grow-height="false" draw:auto-grow-width="false" fo:min-height="1.8744in" fo:min-width="1.1252in" fo:padding-top="0.05in" fo:padding-bottom="0.05in" fo:padding-left="0.1in" fo:padding-right="0.1in" fo:wrap-option="wrap" style:run-through="background"/>
    </style:style>
    <style:style style:name="gr15" style:family="graphic">
      <style:graphic-properties draw:stroke="solid" svg:stroke-width="0.0102in" svg:stroke-color="#000000" svg:stroke-opacity="100%" draw:stroke-linejoin="miter" draw:fill="none" fo:min-height="2.0756in" fo:padding-top="-0.0067in" fo:padding-bottom="-0.0067in" fo:padding-left="-0.0067in" fo:padding-right="-0.0067in" style:run-through="background"/>
    </style:style>
    <style:style style:name="gr16" style:family="graphic">
      <style:graphic-properties draw:stroke="solid" svg:stroke-width="0.0102in" svg:stroke-color="#000000" svg:stroke-opacity="100%" draw:stroke-linejoin="round" draw:fill="none" fo:min-height="0.0154in" fo:padding-top="-0.0067in" fo:padding-bottom="-0.0067in" fo:padding-left="-0.0067in" fo:padding-right="-0.0067in" style:run-through="background"/>
    </style:style>
    <style:style style:name="gr17" style:family="graphic">
      <style:graphic-properties draw:stroke="none" draw:fill="solid" draw:fill-color="#ffffff" draw:opacity="100%" draw:textarea-vertical-align="top" draw:auto-grow-height="false" draw:auto-grow-width="false" fo:min-height="0.8744in" fo:min-width="0.3752in" fo:padding-top="0.05in" fo:padding-bottom="0.05in" fo:padding-left="0.1in" fo:padding-right="0.1in" fo:wrap-option="wrap" style:run-through="background"/>
    </style:style>
    <style:style style:name="gr18" style:family="graphic">
      <style:graphic-properties draw:stroke="none" draw:fill="solid" draw:fill-color="#ffffff" draw:opacity="100%" draw:textarea-vertical-align="top" draw:auto-grow-height="false" draw:auto-grow-width="false" fo:min-height="1.9965in" fo:min-width="0.25in" fo:padding-top="0.05in" fo:padding-bottom="0.05in" fo:padding-left="0.1in" fo:padding-right="0.1in" fo:wrap-option="wrap" style:run-through="background"/>
    </style:style>
    <style:style style:name="gr19" style:family="graphic">
      <style:graphic-properties draw:stroke="solid" svg:stroke-width="0.0102in" svg:stroke-color="#000000" svg:stroke-opacity="100%" draw:stroke-linejoin="miter" draw:fill="none" fo:padding-top="-0.0067in" fo:padding-bottom="-0.0067in" fo:padding-left="-0.0067in" fo:padding-right="-0.0067in" style:run-through="background"/>
    </style:style>
    <style:style style:name="gr20" style:family="graphic">
      <style:graphic-properties draw:stroke="solid" svg:stroke-width="0.0102in" svg:stroke-color="#000000" draw:marker-end="a20" svg:stroke-opacity="100%" draw:stroke-linejoin="round" draw:fill="none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102in" svg:stroke-color="#000000" draw:marker-end="a18" svg:stroke-opacity="100%" draw:stroke-linejoin="round" draw:fill="none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102in" svg:stroke-color="#000000" draw:marker-end="a16" svg:stroke-opacity="100%" draw:stroke-linejoin="round" draw:fill="none" fo:min-height="0.4516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102in" svg:stroke-color="#000000" draw:marker-end="a14" svg:stroke-opacity="100%" draw:stroke-linejoin="round" draw:fill="none" fo:min-height="2.8256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102in" svg:stroke-color="#000000" draw:marker-end="a12" svg:stroke-opacity="100%" draw:stroke-linejoin="round" draw:fill="none" fo:min-height="0.3445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102in" svg:stroke-color="#000000" draw:marker-start="a41" draw:marker-end="a42" svg:stroke-opacity="100%" draw:stroke-linejoin="round" draw:fill="none" fo:min-height="0.9311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102in" svg:stroke-color="#000000" svg:stroke-opacity="100%" draw:stroke-linejoin="miter" draw:fill="none" fo:min-height="1.8618in" fo:padding-top="-0.0067in" fo:padding-bottom="-0.0067in" fo:padding-left="-0.0067in" fo:padding-right="-0.0067in" style:run-through="background"/>
    </style:style>
    <style:style style:name="gr27" style:family="graphic">
      <style:graphic-properties draw:stroke="solid" svg:stroke-width="0.0102in" svg:stroke-color="#000000" svg:stroke-opacity="100%" draw:stroke-linejoin="round" draw:fill="none" fo:min-height="0.0161in" fo:padding-top="-0.0067in" fo:padding-bottom="-0.0067in" fo:padding-left="-0.0067in" fo:padding-right="-0.0067in" style:run-through="background"/>
    </style:style>
    <style:style style:name="gr28" style:family="graphic">
      <style:graphic-properties draw:stroke="solid" svg:stroke-width="0in" svg:stroke-color="#000000" draw:marker-start-width="0.1236in" draw:marker-end="a12" draw:marker-end-width="0.1236in" svg:stroke-opacity="100%" draw:stroke-linejoin="round" draw:fill="none" fo:min-height="0.5492in" fo:padding-top="-0.0114in" fo:padding-bottom="-0.0114in" fo:padding-left="-0.0114in" fo:padding-right="-0.011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name="Group 55" draw:style-name="gr1"><draw:frame draw:name="Text Box 56" draw:style-name="gr10" draw:text-style-name="P3" svg:width="0.8776in" svg:height="0.3661in" svg:x="0.8807in" svg:y="2.0835in"><draw:text-box><text:p text:style-name="P2"><text:span text:style-name="T2">Walidator</text:span></text:p></draw:text-box></draw:frame><draw:frame draw:name="Text Box 57" draw:style-name="gr11" draw:text-style-name="P4" svg:width="2.6307in" svg:height="1.3425in" svg:x="0.0035in" svg:y="2.3272in"><draw:text-box><text:p><text:span text:style-name="T8">- plansza : Plansza</text:span></text:p><text:p><text:span text:style-name="T8"/></text:p><text:p><text:span text:style-name="T3">+ Walidator(Plansza)</text:span></text:p><text:p><text:span text:style-name="T3">+ sprawdzRuch(int, int) : boolean</text:span></text:p><text:p><text:span text:style-name="T3">+ czyWygrana() : boolean</text:span></text:p><text:p><text:span text:style-name="T8"/></text:p></draw:text-box></draw:frame><draw:custom-shape draw:name="Rectangle 58" draw:style-name="gr12" draw:text-style-name="P4" svg:width="2.6307in" svg:height="1.7087in" svg:x="0.0035in" svg:y="2.0835in"><text:p/><draw:enhanced-geometry svg:viewBox="0 0 21600 21600" draw:type="non-primitive" draw:enhanced-path="M 0 0 L 21600 0 21600 21600 0 21600 Z N"/></draw:custom-shape><draw:custom-shape draw:name="Line 59" draw:style-name="gr5" draw:text-style-name="P4" svg:width="2.6307in" svg:height="0.0012in" svg:x="0.0035in" svg:y="2.327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60" draw:style-name="gr5" draw:text-style-name="P4" svg:width="2.6307in" svg:height="0.0012in" svg:x="0.0035in" svg:y="2.5724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0" draw:name="Group 42" draw:style-name="gr1"><draw:frame draw:name="Text Box 43" draw:style-name="gr2" draw:text-style-name="P3" svg:width="0.9807in" svg:height="0.6823in" svg:x="4.689in" svg:y="2.3335in"><draw:text-box><text:p text:style-name="P2"><text:span text:style-name="T2">Gracz</text:span></text:p></draw:text-box></draw:frame><draw:frame draw:name="Text Box 44" draw:style-name="gr3" draw:text-style-name="P4" svg:width="2.6142in" svg:height="1.5898in" svg:x="3.7083in" svg:y="2.7882in"><draw:text-box><text:p><text:span text:style-name="T3">- myZnak : Znak</text:span></text:p><text:p><text:span text:style-name="T3">- nazwa : String</text:span></text:p><text:p><text:span text:style-name="T3"><text:s/></text:span></text:p><text:p><text:span text:style-name="T3"/></text:p><text:p><text:span text:style-name="T3">+ Gracz(Znak, String)</text:span></text:p><text:p><text:span text:style-name="T3">+ pobierzZnak() : char</text:span></text:p><text:p><text:span text:style-name="T3">+ pobierzNazwe() : String</text:span></text:p><text:p><text:span text:style-name="T3">+ WykonajRuch(Plansza) : void</text:span></text:p><text:p><text:span text:style-name="T3"><text:s/></text:span></text:p></draw:text-box></draw:frame><draw:custom-shape draw:name="Rectangle 45" draw:style-name="gr4" draw:text-style-name="P4" svg:width="2.4512in" svg:height="2.0449in" svg:x="3.7083in" svg:y="2.3335in"><text:p/><draw:enhanced-geometry svg:viewBox="0 0 21600 21600" draw:type="non-primitive" draw:enhanced-path="M 0 0 L 21600 0 21600 21600 0 21600 Z N"/></draw:custom-shape><draw:custom-shape draw:name="Line 46" draw:style-name="gr5" draw:text-style-name="P4" svg:width="2.4512in" svg:height="0.0012in" svg:x="3.7083in" svg:y="2.788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47" draw:style-name="gr5" draw:text-style-name="P4" svg:width="2.4512in" svg:height="0.0012in" svg:x="3.7083in" svg:y="3.4701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custom-shape text:anchor-type="paragraph" draw:z-index="9" draw:name="Line 77" draw:style-name="gr24" draw:text-style-name="P4" svg:width="0.2323in" svg:height="0.3307in" svg:x="3.8335in" svg:y="4.378in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8" draw:name="Line 76" draw:style-name="gr23" draw:text-style-name="P4" svg:width="0.2504in" svg:height="2.8122in" svg:x="3.2091in" svg:y="1.8965in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7" draw:name="Line 75" draw:style-name="gr22" draw:text-style-name="P4" svg:width="0.1252in" svg:height="0.437in" svg:x="4.2083in" svg:y="1.8965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6" draw:name="Line 74" draw:style-name="gr21" draw:text-style-name="P4" svg:width="0.7512in" svg:height="0.5004in" svg:x="2.4555in" svg:y="1.5835in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5" draw:name="Line 73" draw:style-name="gr20" draw:text-style-name="P4" svg:width="0.8752in" svg:height="0.5004in" svg:x="2.3335in" svg:y="0.7626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text:anchor-type="paragraph" draw:z-index="4" draw:name="Group 67" draw:style-name="gr1"><draw:frame draw:name="Text Box 68" draw:style-name="gr17" draw:text-style-name="P3" svg:width="0.8748in" svg:height="0.3752in" svg:x="1.2083in" svg:y="0.4583in"><draw:text-box><text:p text:style-name="P2"><text:span text:style-name="T2">Start</text:span></text:p></draw:text-box></draw:frame><draw:frame draw:name="Text Box 69" draw:style-name="gr18" draw:text-style-name="P4" svg:width="1.9961in" svg:height="0.2504in" svg:x="0.4583in" svg:y="0.8335in"><draw:text-box><text:p><text:span text:style-name="T9">+ main(String[]) : void</text:span></text:p><text:p><text:span text:style-name="T9"><text:s/></text:span></text:p></draw:text-box></draw:frame><draw:custom-shape draw:name="Rectangle 70" draw:style-name="gr19" draw:text-style-name="P4" svg:width="1.8752in" svg:height="0.7504in" svg:x="0.4583in" svg:y="0.4583in"><text:p/><draw:enhanced-geometry svg:viewBox="0 0 21600 21600" draw:type="non-primitive" draw:enhanced-path="M 0 0 L 21600 0 21600 21600 0 21600 Z N"/></draw:custom-shape><draw:custom-shape draw:name="Line 71" draw:style-name="gr5" draw:text-style-name="P4" svg:width="1.8752in" svg:height="0.0012in" svg:x="0.4583in" svg:y="0.7083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72" draw:style-name="gr5" draw:text-style-name="P4" svg:width="1.8748in" svg:height="0.0012in" svg:x="0.4583in" svg:y="0.8335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3" draw:name="Group 61" draw:style-name="gr1"><draw:frame draw:name="Text Box 62" draw:style-name="gr13" draw:text-style-name="P3" svg:width="0.7496in" svg:height="0.5157in" svg:x="3.9575in" svg:y="-0.1654in"><draw:text-box><text:p text:style-name="P2"><text:span text:style-name="T2">Gra</text:span></text:p></draw:text-box></draw:frame><draw:frame draw:name="Text Box 63" draw:style-name="gr14" draw:text-style-name="P4" svg:width="1.8717in" svg:height="1.5469in" svg:x="3.2091in" svg:y="0.1776in"><draw:text-box><text:p><text:span text:style-name="T3">- plansza : Plansza</text:span></text:p><text:p><text:span text:style-name="T3">- walidator : Walidator</text:span></text:p><text:p><text:span text:style-name="T3">- obecny : Gracz</text:span></text:p><text:p><text:span text:style-name="T3">- kolejny: Gracz</text:span></text:p><text:p><text:span text:style-name="T3"/></text:p><text:p><text:span text:style-name="T3"/></text:p><text:p><text:span text:style-name="T3">+ Gra()</text:span></text:p><text:p><text:span text:style-name="T3">+ Graj() : void</text:span></text:p><text:p><text:span text:style-name="T3">- zmianaGraczy() : void</text:span></text:p><text:p><text:span text:style-name="T8"/></text:p></draw:text-box></draw:frame><draw:custom-shape draw:name="Rectangle 64" draw:style-name="gr15" draw:text-style-name="P4" svg:width="1.8717in" svg:height="2.0622in" svg:x="3.2091in" svg:y="-0.1654in"><text:p/><draw:enhanced-geometry svg:viewBox="0 0 21600 21600" draw:type="non-primitive" draw:enhanced-path="M 0 0 L 21600 0 21600 21600 0 21600 Z N"/></draw:custom-shape><draw:custom-shape draw:name="Line 65" draw:style-name="gr16" draw:text-style-name="P4" svg:width="1.8724in" svg:height="0.0016in" svg:x="3.2091in" svg:y="0.1776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66" draw:style-name="gr5" draw:text-style-name="P4" svg:width="1.8685in" svg:height="0.0012in" svg:x="3.2091in" svg:y="1.2091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1" draw:name="Group 48" draw:style-name="gr1"><draw:frame draw:name="Text Box 49" draw:style-name="gr6" draw:text-style-name="P4" svg:width="2.687in" svg:height="3.9276in" svg:x="1.7106in" svg:y="5.1012in"><draw:text-box><text:p><text:span text:style-name="T4">- walidator : Walidator</text:span></text:p><text:p><text:span text:style-name="T4">- wolne : char</text:span></text:p><text:p><text:span text:style-name="T5">- rozmiar : static final int</text:span></text:p><text:p><text:span text:style-name="T4">- mojaPlansza : Znak[][]</text:span></text:p><text:p><text:span text:style-name="T4">- znakPoczatkowy: Znak</text:span></text:p><text:p><text:span text:style-name="T4"/></text:p><text:p><text:span text:style-name="T4">+ Plansza()</text:span></text:p><text:p><text:span text:style-name="T4">- ustawWalidator(Walidator) : void</text:span></text:p><text:p><text:span text:style-name="T4">- wypiszSiatke() : void</text:span></text:p><text:p><text:span text:style-name="T4">- pobierzZnakZPlanszy(int, int) : char</text:span></text:p><text:p><text:span text:style-name="T4">- czyWolnePola() : boolean</text:span></text:p><text:p><text:span text:style-name="T4">- umiescZnak(int, int, Znak) : boolean</text:span></text:p><text:p><text:span text:style-name="T4">- pobierzRozmiar() : int</text:span></text:p><text:p><text:span text:style-name="T4">+ wolnePole(int, int) : boolean</text:span></text:p><text:p><text:span text:style-name="T6"><text:s/></text:span></text:p></draw:text-box></draw:frame><draw:g draw:name="Group 50" draw:style-name="gr7"><draw:frame draw:name="Text Box 51" draw:style-name="gr8" draw:text-style-name="P3" svg:width="0.7689in" svg:height="0.5906in" svg:x="2.6063in" svg:y="4.7083in"><draw:text-box><text:p text:style-name="P2"><text:span text:style-name="T7">Plansza</text:span></text:p></draw:text-box></draw:frame><draw:custom-shape draw:name="Line 52" draw:style-name="gr5" draw:text-style-name="P4" svg:width="2.9421in" svg:height="0.0012in" svg:x="1.5835in" svg:y="6.2791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Rectangle 53" draw:style-name="gr9" draw:text-style-name="P4" svg:width="2.9421in" svg:height="3.9276in" svg:x="1.5835in" svg:y="4.7083in"><text:p/><draw:enhanced-geometry svg:viewBox="0 0 21600 21600" draw:type="non-primitive" draw:enhanced-path="M 0 0 L 21600 0 21600 21600 0 21600 Z N"/></draw:custom-shape><draw:custom-shape draw:name="Line 54" draw:style-name="gr5" draw:text-style-name="P4" svg:width="2.9398in" svg:height="0.0012in" svg:x="1.5835in" svg:y="5.101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/draw:g><draw:custom-shape text:anchor-type="paragraph" draw:z-index="10" draw:name="Line 78" draw:style-name="gr25" draw:text-style-name="P4" svg:width="0.5476in" svg:height="0.9169in" svg:x="1.828in" svg:y="3.7917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text:anchor-type="paragraph" draw:z-index="11" draw:name="Group 61" draw:style-name="gr1"><draw:frame draw:name="Text Box 62" draw:style-name="gr13" draw:text-style-name="P3" svg:width="0.8024in" svg:height="0.463in" svg:x="5.7669in" svg:y="5.0244in"><draw:text-box><text:p text:style-name="P2"><text:span text:style-name="T2">Znak</text:span></text:p></draw:text-box></draw:frame><draw:frame draw:name="Text Box 63" draw:style-name="gr14" draw:text-style-name="P4" svg:width="2.0071in" svg:height="1.3878in" svg:x="4.9626in" svg:y="5.3315in"><draw:text-box><text:p><text:span text:style-name="T3">- myZnak : char</text:span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>+ Znak(char)</text:span></text:p><text:p><text:span text:style-name="T3">+ pobierzZnak() : char</text:span></text:p><text:p><text:span text:style-name="T8"/></text:p></draw:text-box></draw:frame><draw:custom-shape draw:name="Rectangle 64" draw:style-name="gr26" draw:text-style-name="P4" svg:width="2.0071in" svg:height="1.848in" svg:x="4.9626in" svg:y="5.0244in"><text:p/><draw:enhanced-geometry svg:viewBox="0 0 21600 21600" draw:type="non-primitive" draw:enhanced-path="M 0 0 L 21600 0 21600 21600 0 21600 Z N"/></draw:custom-shape><draw:custom-shape draw:name="Line 65" draw:style-name="gr27" draw:text-style-name="P4" svg:width="2.0079in" svg:height="0.0024in" svg:x="4.9626in" svg:y="5.3315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66" draw:style-name="gr16" draw:text-style-name="P4" svg:width="2.0039in" svg:height="0.0012in" svg:x="4.9626in" svg:y="6.2563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custom-shape text:anchor-type="paragraph" draw:z-index="12" draw:name="Line 77" draw:style-name="gr28" draw:text-style-name="P4" svg:width="0.376in" svg:height="0.526in" draw:transform="rotate (2.52217530205701) translate (5.54930555555556in 5.02430555555556in)"><text:p/><draw:enhanced-geometry svg:viewBox="0 0 21600 21600" draw:mirror-horizontal="true" draw:path-stretchpoint-x="21600" draw:path-stretchpoint-y="21600" draw:text-areas="0 0 21600 21600" draw:glue-points="?f0 ?f2 ?f1 ?f3" draw:mirror-vertical="false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omyślna_20_czcionka_20_akapitu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styles>
    <draw:marker draw:name="a12" svg:viewBox="0 0 20 30" svg:d="M10 0l-10 30h20z"/>
    <draw:marker draw:name="a14" svg:viewBox="0 0 20 30" svg:d="M10 0l-10 30h20z"/>
    <draw:marker draw:name="a16" svg:viewBox="0 0 20 30" svg:d="M10 0l-10 30h20z"/>
    <draw:marker draw:name="a18" svg:viewBox="0 0 20 30" svg:d="M10 0l-10 30h20z"/>
    <draw:marker draw:name="a20" svg:viewBox="0 0 20 30" svg:d="M10 0l-10 30h20z"/>
    <draw:marker draw:name="a41" svg:viewBox="0 0 20 30" svg:d="M10 0l-10 30h20z"/>
    <draw:marker draw:name="a42" svg:viewBox="0 0 20 30" svg:d="M10 0l-10 30h20z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in" fo:margin-bottom="0in" style:contextual-spacing="false" fo:line-height="100%" fo:hyphenation-ladder-count="no-limit"/>
      <style:text-properties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initial-creator>Andrzej</meta:initial-creator>
    <meta:creation-date>2014-10-27T22:13:00Z</meta:creation-date>
    <dc:date>2014-11-03T22:12:02.821731000</dc:date>
    <meta:editing-cycles>11</meta:editing-cycles>
    <meta:editing-duration>PT14M6S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" xlink:href="Normal"/>
  </office:meta>
</office:document-meta>
</file>